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1.8pt"/>
    </style:style>
    <style:style style:name="co7" style:family="table-column">
      <style:table-column-properties fo:break-before="auto" style:column-width="90.71pt"/>
    </style:style>
    <style:style style:name="co8" style:family="table-column">
      <style:table-column-properties fo:break-before="auto" style:column-width="12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12]" office:value-type="currency" office:currency="USD" office:value="7.45" calcext:value-type="currency">
            <text:p>$7.4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22.35" calcext:value-type="currency">
            <text:p>$22.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11]" office:value-type="currency" office:currency="USD" office:value="4.43" calcext:value-type="currency">
            <text:p>$4.43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4.43" calcext:value-type="currency">
            <text:p>$4.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2"/>
          <table:table-cell office:value-type="string" calcext:value-type="string">
            <text:p>Cables 2 Go</text:p>
          </table:table-cell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 office:value-type="string" calcext:value-type="string">
            <text:p>https://www.amazon.com/gp/product/B0002J1SUU/ref=ox_sc_act_title_2?smid=ATVPDKIKX0DER&amp;psc=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2"/>
          <table:table-cell office:value-type="string" calcext:value-type="string">
            <text:p>Cables 2 Go</text:p>
          </table:table-cell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 office:value-type="string" calcext:value-type="string">
            <text:p>https://www.amazon.com/gp/product/B0002J1ST6/ref=ox_sc_act_title_1?smid=ATVPDKIKX0DER&amp;psc=1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11.61" calcext:value-type="currency">
            <text:p>$111.61</text:p>
          </table:table-cell>
          <table:table-cell/>
        </table:table-row>
      </table:table>
      <table:table table:name="Judge Trigger Box" table:style-name="ta1"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and 4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6" calcext:value-type="float">
            <text:p>6</text:p>
          </table:table-cell>
          <table:table-cell table:formula="of:=[.G5]*[.H5]" office:value-type="currency" office:currency="USD" office:value="3.36" calcext:value-type="currency">
            <text:p>$3.36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6]*[.H6]" office:value-type="currency" office:currency="USD" office:value="1.44" calcext:value-type="currency">
            <text:p>$1.44</text:p>
          </table:table-cell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DIP Socket</text:p>
          </table:table-cell>
          <table:table-cell office:value-type="string" calcext:value-type="string">
            <text:p>Encoder Socket</text:p>
          </table:table-cell>
          <table:table-cell office:value-type="string" calcext:value-type="string">
            <text:p>2-1571552-4</text:p>
          </table:table-cell>
          <table:table-cell office:value-type="string" calcext:value-type="string">
            <text:p>TE</text:p>
          </table:table-cell>
          <table:table-cell office:value-type="currency" office:currency="USD" office:value="1.02" calcext:value-type="currency">
            <text:p>$1.02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1.02" calcext:value-type="currency">
            <text:p>$1.02</text:p>
          </table:table-cell>
          <table:table-cell office:value-type="string" calcext:value-type="string">
            <text:p>https://www.mouser.com/ProductDetail/TE-Connectivity-AMP/2-1571552-4?qs=sGAEpiMZZMs%2fSh%2fkjph1tvt1%2fmEPT%2fXoO4lEvi3J8NI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0])" office:value-type="currency" office:currency="USD" office:value="7.45" calcext:value-type="currency">
            <text:p>$7.45</text:p>
          </table:table-cell>
          <table:table-cell/>
        </table:table-row>
      </table:table>
      <table:table table:name="Timer Box" table:style-name="ta1"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Round Control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5]*[.H5]" office:value-type="currency" office:currency="USD" office:value="2.8" calcext:value-type="currency">
            <text:p>$2.80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table:formula="of:=[.H5]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4.43" calcext:value-type="currency">
            <text:p>$4.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21:29:21.572046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4-18T21:37:45.596689952</dc:date>
    <dc:creator>David Wright</dc:creator>
    <meta:editing-duration>PT14H16M40S</meta:editing-duration>
    <meta:editing-cycles>24</meta:editing-cycles>
    <meta:generator>LibreOffice/6.0.2.1$MacOSX_X86_64 LibreOffice_project/f7f06a8f319e4b62f9bc5095aa112a65d2f3ac89</meta:generator>
    <meta:document-statistic meta:table-count="3" meta:cell-count="225" meta:object-count="0"/>
  </office:meta>
</office:document-meta>
</file>